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5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re&quot;" style:apply-style-name="Good" style:base-cell-address="Sheet1.B2"/>
      <style:map style:condition="cell-content()=&quot;in&quot;" style:apply-style-name="Bad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1" table:default-cell-style-name="ce1"/>
        <table:table-column table:style-name="co2" table:number-columns-repeated="2" table:default-cell-style-name="Default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Some poor soul lost their gravestone</text:p>
          </table:table-cell>
          <table:table-cell table:style-name="Default" office:value-type="string" calcext:value-type="string">
            <text:p>It takes some getting used to</text:p>
          </table:table-cell>
          <table:table-cell table:style-name="Default" office:value-type="string" calcext:value-type="string">
            <text:p>The bishop changes color</text:p>
          </table:table-cell>
          <table:table-cell table:style-name="Default" office:value-type="string" calcext:value-type="string">
            <text:p>Set the table</text:p>
          </table:table-cell>
          <table:table-cell table:style-name="Default" office:value-type="string" calcext:value-type="string">
            <text:p>Full Control</text:p>
          </table:table-cell>
          <table:table-cell table:style-name="Default" office:value-type="string" calcext:value-type="string">
            <text:p>Choice illusion</text:p>
          </table:table-cell>
          <table:table-cell table:style-name="Default" office:value-type="string" calcext:value-type="string">
            <text:p>Origami boat</text:p>
          </table:table-cell>
          <table:table-cell table:style-name="Default" office:value-type="string" calcext:value-type="string">
            <text:p>Wallflower</text:p>
          </table:table-cell>
          <table:table-cell table:style-name="Default" office:value-type="string" calcext:value-type="string">
            <text:p>Yoink</text:p>
          </table:table-cell>
          <table:table-cell table:style-name="Default" office:value-type="string" calcext:value-type="string">
            <text:p>Origami fortune teller</text:p>
          </table:table-cell>
          <table:table-cell table:style-name="Default" office:value-type="string" calcext:value-type="string">
            <text:p>Turn the table</text:p>
          </table:table-cell>
          <table:table-cell table:style-name="Default" office:value-type="string" calcext:value-type="string">
            <text:p>All tied up</text:p>
          </table:table-cell>
          <table:table-cell table:style-name="Default" office:value-type="string" calcext:value-type="string">
            <text:p>Two Zs</text:p>
          </table:table-cell>
          <table:table-cell table:style-name="Default" office:value-type="string" calcext:value-type="string">
            <text:p>Training week</text:p>
          </table:table-cell>
          <table:table-cell table:style-name="Default" office:value-type="string" calcext:value-type="string">
            <text:p>Cargo train</text:p>
          </table:table-cell>
          <table:table-cell table:style-name="Default" office:value-type="string" calcext:value-type="string">
            <text:p>Don’t worry, I’ll put it back</text:p>
          </table:table-cell>
          <table:table-cell table:style-name="Default" office:value-type="string" calcext:value-type="string">
            <text:p>Only child</text:p>
          </table:table-cell>
          <table:table-cell table:style-name="Default" office:value-type="string" calcext:value-type="string">
            <text:p>Martyr</text:p>
          </table:table-cell>
          <table:table-cell table:style-name="Default" office:value-type="string" calcext:value-type="string">
            <text:p>Two stones, one bird</text:p>
          </table:table-cell>
          <table:table-cell table:style-name="Default" office:value-type="string" calcext:value-type="string">
            <text:p>A simple variation</text:p>
          </table:table-cell>
          <table:table-cell table:style-name="Default" office:value-type="string" calcext:value-type="string">
            <text:p>No stone unturned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in</text:p>
          </table:table-cell>
          <table:table-cell table:number-columns-repeated="5" office:value-type="string" calcext:value-type="string">
            <text:p>re</text:p>
          </table:table-cell>
          <table:table-cell/>
          <table:table-cell table:number-columns-repeated="11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in</text:p>
          </table:table-cell>
          <table:table-cell table:number-columns-repeated="16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s</text:p>
          </table:table-cell>
          <table:table-cell office:value-type="string" calcext:value-type="string">
            <text:p>in</text:p>
          </table:table-cell>
          <table:table-cell table:number-columns-repeated="17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shing stones</text:p>
          </table:table-cell>
          <table:table-cell office:value-type="string" calcext:value-type="string">
            <text:p>in</text:p>
          </table:table-cell>
          <table:table-cell table:number-columns-repeated="17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in</text:p>
          </table:table-cell>
          <table:table-cell table:number-columns-repeated="17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4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4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1"/>
          <table:table-cell office:value-type="string" calcext:value-type="string">
            <text:p>in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1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5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oint A to point B</text:p>
          </table:table-cell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re</text:p>
          </table:table-cell>
          <table:table-cell/>
          <table:table-cell table:number-columns-repeated="4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itioning to push stones with straight mov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3" office:value-type="string" calcext:value-type="string">
            <text:p>re</text:p>
          </table:table-cell>
          <table:table-cell/>
          <table:table-cell table:number-columns-repeated="11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oning to push stones with turn moves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14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agonal range</text:p>
          </table:table-cell>
          <table:table-cell table:number-columns-repeated="6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er range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in</text:p>
          </table:table-cell>
          <table:table-cell/>
          <table:table-cell table:number-columns-repeated="4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grid range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7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r range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ffsetting range with walls</text:p>
          </table:table-cell>
          <table:table-cell/>
          <table:table-cell office:value-type="string" calcext:value-type="string">
            <text:p>re</text:p>
          </table:table-cell>
          <table:table-cell office:value-type="string" calcext:value-type="string">
            <text:p>in</text:p>
          </table:table-cell>
          <table:table-cell table:number-columns-repeated="15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dging turns vs Pushing turns</text:p>
          </table:table-cell>
          <table:table-cell table:number-columns-repeated="6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Pushing off” walls with cancel moves</text:p>
          </table:table-cell>
          <table:table-cell table:number-columns-repeated="11"/>
          <table:table-cell office:value-type="string" calcext:value-type="string">
            <text:p>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st-change positioning</text:p>
          </table:table-cell>
          <table:table-cell table:number-columns-repeated="11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 glue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visible walls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ovement addressing obstacle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4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aight tile pattern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7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cel tile pattern</text:p>
          </table:table-cell>
          <table:table-cell table:number-columns-repeated="11"/>
          <table:table-cell office:value-type="string" calcext:value-type="string">
            <text:p>in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ment addressing subgrid range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7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ment addressing corner range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ment addressing invisible wall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vement redundancy</text:p>
          </table:table-cell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f movement change</text:p>
          </table:table-cell>
          <table:table-cell table:number-columns-repeated="1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 movement</text:p>
          </table:table-cell>
          <table:table-cell table:number-columns-repeated="13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de changes using straights</text:p>
          </table:table-cell>
          <table:table-cell table:number-columns-repeated="8"/>
          <table:table-cell office:value-type="string" calcext:value-type="string">
            <text:p>re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de changes using trains</text:p>
          </table:table-cell>
          <table:table-cell table:number-columns-repeated="14"/>
          <table:table-cell table:number-columns-repeated="2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able addressing obstacles</text:p>
          </table:table-cell>
          <table:table-cell table:number-columns-repeated="4"/>
          <table:table-cell table:number-columns-repeated="12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der of changes</text:p>
          </table:table-cell>
          <table:table-cell table:number-columns-repeated="6"/>
          <table:table-cell table:number-columns-repeated="9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ge trap tables</text:p>
          </table:table-cell>
          <table:table-cell table:number-columns-repeated="17"/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er trap tables</text:p>
          </table:table-cell>
          <table:table-cell table:number-columns-repeated="9"/>
          <table:table-cell office:value-type="string" calcext:value-type="string">
            <text:p>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tility tables</text:p>
          </table:table-cell>
          <table:table-cell table:number-columns-repeated="5"/>
          <table:table-cell office:value-type="string" calcext:value-type="string">
            <text:p>in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 utility tables</text:p>
          </table:table-cell>
          <table:table-cell table:number-columns-repeated="14"/>
          <table:table-cell office:value-type="string" calcext:value-type="string">
            <text:p>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k/T utility table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ouble straight utility tables</text:p>
          </table:table-cell>
          <table:table-cell table:number-columns-repeated="24"/>
        </table:table-row>
        <table:table-row table:style-name="ro1">
          <table:table-cell table:number-columns-repeated="10"/>
          <table:table-cell table:style-name="Default"/>
          <table:table-cell table:number-columns-repeated="1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Sheet1.Y2:Sheet1.Y50 Sheet1.H2:Sheet1.V43 Sheet1.H49:Sheet1.V50 Sheet1.H44:Sheet1.J48 Sheet1.L44:Sheet1.V48 Sheet1.K44:Sheet1.K47 Sheet1.B2:Sheet1.G50">
            <calcext:condition calcext:apply-style-name="Good" calcext:value="=&quot;re&quot;" calcext:base-cell-address="Sheet1.B2"/>
            <calcext:condition calcext:apply-style-name="Bad" calcext:value="=&quot;in&quot;" calcext:base-cell-address="Sheet1.B2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column table:style-name="co5" table:number-columns-repeated="11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 changing</text:p>
          </table:table-cell>
          <table:table-cell office:value-type="string" calcext:value-type="string">
            <text:p>Table meaning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Pushing stones into stones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ultiple go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Sub-grid range</text:p>
          </table:table-cell>
          <table:table-cell office:value-type="string" calcext:value-type="string">
            <text:p>utility table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double push</text:p>
          </table:table-cell>
          <table:table-cell/>
          <table:table-cell office:value-type="string" calcext:value-type="string">
            <text:p>wide changes (straight)</text:p>
          </table:table-cell>
          <table:table-cell office:value-type="string" calcext:value-type="string">
            <text:p>straight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double turn utility tables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passing push</text:p>
          </table:table-cell>
          <table:table-cell/>
          <table:table-cell office:value-type="string" calcext:value-type="string">
            <text:p>wide changes (train)</text:p>
          </table:table-cell>
          <table:table-cell office:value-type="string" calcext:value-type="string">
            <text:p>turn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3"/>
          <table:table-cell office:value-type="string" calcext:value-type="string">
            <text:p>extended range adjustment</text:p>
          </table:table-cell>
          <table:table-cell table:number-columns-repeated="3"/>
          <table:table-cell office:value-type="string" calcext:value-type="string">
            <text:p>pushing off wa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3"/>
          <table:table-cell office:value-type="string" calcext:value-type="string">
            <text:p>pushing stones into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table chang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4"/>
          <table:table-cell office:value-type="string" calcext:value-type="string">
            <text:p>multiple goa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7"/>
          <table:table-cell office:value-type="string" calcext:value-type="string">
            <text:p>cancel patter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grave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death tiles</text:p>
          </table:table-cell>
          <table:table-cell/>
          <table:table-cell office:value-type="string" calcext:value-type="string">
            <text:p>changing tables</text:p>
          </table:table-cell>
          <table:table-cell office:value-type="string" calcext:value-type="string">
            <text:p>multiple goa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pushing stones into stones</text:p>
          </table:table-cell>
          <table:table-cell office:value-type="string" calcext:value-type="string">
            <text:p>multiple goal victory</text:p>
          </table:table-cell>
        </table:table-row>
        <table:table-row table:style-name="ro1">
          <table:table-cell office:value-type="string" calcext:value-type="string">
            <text:p>straight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urn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ve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 til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hanging 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ctory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 victory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20:09:00.572286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31:24.670777928</meta:creation-date>
    <dc:date>2022-08-08T20:08:24.925900442</dc:date>
    <meta:editing-duration>P4DT13H27M24S</meta:editing-duration>
    <meta:editing-cycles>15</meta:editing-cycles>
    <meta:generator>LibreOffice/7.2.7.2$Linux_X86_64 LibreOffice_project/20$Build-2</meta:generator>
    <meta:document-statistic meta:table-count="2" meta:cell-count="442" meta:object-count="0"/>
  </office:meta>
</office:document-meta>
</file>